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objectwithoutfill">
      <style:graphic-properties svg:stroke-width="0.025cm" draw:marker-start="Arrow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29cm" svg:height="1.016cm" svg:x="0.392cm" svg:y="1.27cm">
          <draw:text-box>
            <text:p><text:span text:style-name="T1">Rn</text:span></text:p>
          </draw:text-box>
        </draw:frame>
        <draw:line draw:style-name="gr2" draw:text-style-name="P2" draw:layer="layout" svg:x1="5.588cm" svg:y1="3.556cm" svg:x2="8.298cm" svg:y2="2.286cm">
          <text:p/>
        </draw:line>
        <draw:line draw:style-name="gr2" draw:text-style-name="P2" draw:layer="layout" svg:x1="10.16cm" svg:y1="3.556cm" svg:x2="10.922cm" svg:y2="2.794cm">
          <text:p/>
        </draw:line>
        <draw:frame draw:style-name="gr3" draw:text-style-name="P1" draw:layer="layout" svg:width="3.81cm" svg:height="0.683cm" svg:x="10.287cm" svg:y="2.238cm">
          <draw:text-box>
            <text:p><text:span text:style-name="T1">Repeat control flag</text:span></text:p>
          </draw:text-box>
        </draw:frame>
        <draw:frame draw:style-name="gr1" draw:text-style-name="P1" draw:layer="layout" svg:width="1.397cm" svg:height="1.016cm" svg:x="1.651cm" svg:y="3.521cm">
          <draw:text-box>
            <text:p><text:span text:style-name="T2">31</text:span></text:p>
          </draw:text-box>
        </draw:frame>
        <draw:custom-shape draw:style-name="gr4" draw:text-style-name="P3" draw:layer="layout" svg:width="1.016cm" svg:height="0.889cm" svg:x="1.948cm" svg:y="4.1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302cm" svg:height="0.889cm" svg:x="6.52cm" svg:y="4.15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97cm" svg:height="1.016cm" svg:x="5.758cm" svg:y="3.521cm">
          <draw:text-box>
            <text:p><text:span text:style-name="T2">16</text:span></text:p>
          </draw:text-box>
        </draw:frame>
        <draw:frame draw:style-name="gr1" draw:text-style-name="P1" draw:layer="layout" svg:width="1.397cm" svg:height="1.016cm" svg:x="6.293cm" svg:y="3.521cm">
          <draw:text-box>
            <text:p><text:span text:style-name="T2">15</text:span></text:p>
          </draw:text-box>
        </draw:frame>
        <draw:custom-shape draw:style-name="gr6" draw:text-style-name="P3" draw:layer="layout" svg:width="0.635cm" svg:height="0.889cm" svg:x="10.457cm" svg:y="4.1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35cm" svg:height="0.889cm" svg:x="9.822cm" svg:y="4.15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35cm" svg:height="1.016cm" svg:x="9.949cm" svg:y="3.521cm">
          <draw:text-box>
            <text:p><text:span text:style-name="T2">2</text:span></text:p>
          </draw:text-box>
        </draw:frame>
        <draw:frame draw:style-name="gr1" draw:text-style-name="P1" draw:layer="layout" svg:width="0.635cm" svg:height="1.016cm" svg:x="10.711cm" svg:y="3.521cm">
          <draw:text-box>
            <text:p><text:span text:style-name="T2">0</text:span></text:p>
          </draw:text-box>
        </draw:frame>
        <draw:frame draw:style-name="gr1" draw:text-style-name="P1" draw:layer="layout" svg:width="2.529cm" svg:height="1.016cm" svg:x="0.392cm" svg:y="4.156cm">
          <draw:text-box>
            <text:p><text:span text:style-name="T1">SR</text:span></text:p>
          </draw:text-box>
        </draw:frame>
        <draw:frame draw:style-name="gr1" draw:text-style-name="P1" draw:layer="layout" svg:width="1.397cm" svg:height="1.016cm" svg:x="2.71cm" svg:y="3.521cm">
          <draw:text-box>
            <text:p><text:span text:style-name="T2">27</text:span></text:p>
          </draw:text-box>
        </draw:frame>
        <draw:custom-shape draw:style-name="gr8" draw:text-style-name="P3" draw:layer="layout" svg:width="3.556cm" svg:height="0.889cm" svg:x="2.964cm" svg:y="4.156cm">
          <text:p text:style-name="P2"><text:span text:style-name="T3">12 bit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35cm" svg:height="1.016cm" svg:x="9.568cm" svg:y="3.521cm">
          <draw:text-box>
            <text:p><text:span text:style-name="T2">3</text:span></text:p>
          </draw:text-box>
        </draw:frame>
        <draw:frame draw:style-name="gr1" draw:text-style-name="P1" draw:layer="layout" svg:width="5.461cm" svg:height="1.016cm" svg:x="2.964cm" svg:y="5.426cm">
          <draw:text-box>
            <text:p><text:span text:style-name="T1">1 &lt;= Rm[11:0] imm &lt;= 4095</text:span></text:p>
          </draw:text-box>
        </draw:frame>
        <draw:custom-shape draw:style-name="gr9" draw:text-style-name="P3" draw:layer="layout" svg:width="5.588cm" svg:height="0.889cm" svg:x="1.948cm" svg:y="1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556cm" svg:height="0.889cm" svg:x="7.536cm" svg:y="1.27cm">
          <text:p text:style-name="P2"><text:span text:style-name="T3">12 bit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35cm" svg:height="1.016cm" svg:x="10.795cm" svg:y="0.635cm">
          <draw:text-box>
            <text:p><text:span text:style-name="T2">0</text:span></text:p>
          </draw:text-box>
        </draw:frame>
        <draw:frame draw:style-name="gr1" draw:text-style-name="P1" draw:layer="layout" svg:width="0.889cm" svg:height="1.039cm" svg:x="7.366cm" svg:y="0.635cm">
          <draw:text-box>
            <text:p><text:span text:style-name="T2">11</text:span></text:p>
          </draw:text-box>
        </draw:frame>
        <draw:frame draw:style-name="gr1" draw:text-style-name="P1" draw:layer="layout" svg:width="0.889cm" svg:height="1.039cm" svg:x="6.858cm" svg:y="0.635cm">
          <draw:text-box>
            <text:p><text:span text:style-name="T2">12</text:span></text:p>
          </draw:text-box>
        </draw:frame>
        <draw:frame draw:style-name="gr1" draw:text-style-name="P1" draw:layer="layout" svg:width="1.016cm" svg:height="1.016cm" svg:x="1.651cm" svg:y="0.635cm">
          <draw:text-box>
            <text:p><text:span text:style-name="T2">3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22:03:54</dc:date>
    <dc:creator>Yam </dc:creator>
    <meta:editing-duration>PT22M11S</meta:editing-duration>
    <meta:editing-cycles>18</meta:editing-cycles>
    <meta:generator>LibreOffice/3.5$Linux_x86 LibreOffice_project/350m1$Build-2</meta:generator>
    <meta:document-statistic meta:object-count="24"/>
  </office:meta>
</office:document-meta>
</file>